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5" table:default-cell-style-name="ce6"/>
        <table:table-column table:style-name="co3" table:number-columns-repeated="8" table:default-cell-style-name="ce6"/>
        <table:table-row table:style-name="ro1">
          <table:table-cell/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  <table:table-cell table:style-name="ce7" office:value-type="string" calcext:value-type="string">
            <text:p>Semaphore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Memory</text:p>
          </table:table-cell>
          <table:table-cell table:style-name="ce3" office:value-type="string" calcext:value-type="string">
            <text:p>Mutex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  <table:table-cell table:style-name="ce7" office:value-type="string" calcext:value-type="string">
            <text:p>Queue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Memory</text:p>
          </table:table-cell>
          <table:table-cell table:style-name="ce3" office:value-type="string" calcext:value-type="string">
            <text:p>Mbox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Idl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" calcext:value-type="float">
            <text:p>104</text:p>
          </table:table-cell>
          <table:table-cell table:style-name="ce8" office:value-type="string" calcext:value-type="string">
            <text:p>SEMTEST</text:p>
          </table:table-cell>
          <table:table-cell table:style-name="ce8" table:number-columns-repeated="2"/>
          <table:table-cell table:style-name="ce4" office:value-type="string" calcext:value-type="string">
            <text:p>SerialResource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8" office:value-type="string" calcext:value-type="string">
            <text:p>Serial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4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SystemTi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server-&gt;wake_up</text:p>
          </table:table-cell>
          <table:table-cell table:style-name="ce8" table:number-columns-repeated="2"/>
          <table:table-cell table:style-name="ce4" office:value-type="string" calcext:value-type="string">
            <text:p>UNET_Mutex_Priority</text:p>
          </table:table-cell>
          <table:table-cell table:style-name="ce4" table:number-columns-repeated="2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Serial Handl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client-&gt;wake_up</text:p>
          </table:table-cell>
          <table:table-cell table:style-name="ce8" table:number-columns-repeated="2"/>
          <table:table-cell table:style-name="ce4" office:value-type="string" calcext:value-type="string">
            <text:p>Radio_IEEE80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ask 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string" calcext:value-type="string">
            <text:p>Radio_R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ask 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string" calcext:value-type="string">
            <text:p>Radio_T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uter UP TX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SIGNAL_APP1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outer DOWN T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Link_Packet_T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outer UP ACK TX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Ack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outer Down ACK TX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Route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ink Packet TX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Ack_Received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adio Handler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4+[.D11]" office:value-type="float" office:value="576" calcext:value-type="float">
            <text:p>576</text:p>
          </table:table-cell>
          <table:table-cell table:style-name="ce8" office:value-type="string" calcext:value-type="string">
            <text:p>Router_UP_Ack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UNET Tester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D12]" office:value-type="float" office:value="576" calcext:value-type="float">
            <text:p>576</text:p>
          </table:table-cell>
          <table:table-cell table:style-name="ce8" office:value-type="string" calcext:value-type="string">
            <text:p>Router_Up_Route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erminal_Priorit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Router_UP_Ack_Received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Serial Task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nchmark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6" calcext:value-type="float">
            <text:p>736</text:p>
          </table:table-cell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2" table:formula="of:=SUM([.D2:.D33])" office:value-type="float" office:value="5576" calcext:value-type="float">
            <text:p>5576</text:p>
          </table:table-cell>
          <table:table-cell table:style-name="ce2" table:number-columns-repeated="2"/>
          <table:table-cell table:style-name="ce2" table:formula="of:=SUM([.G2:.G33])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SUM([.J2:.J33])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SUM([.M2:.M33])" office:value-type="float" office:value="16" calcext:value-type="float">
            <text:p>16</text:p>
          </table:table-cell>
          <table:table-cell table:style-name="ce2" table:number-columns-repeated="2"/>
          <table:table-cell table:style-name="ce2" table:formula="of:=SUM([.P2:.P33])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SUM([.D34];[.G34];[.J34];[.M34];[.P34])" office:value-type="float" office:value="5592" calcext:value-type="float">
            <text:p>5592</text:p>
          </table:table-cell>
          <table:table-cell table:number-columns-repeated="1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5:46:18.61457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3:02:56.015769873</meta:creation-date>
    <dc:date>2017-05-12T19:06:41.221352807</dc:date>
    <meta:editing-duration>P2DT8H54M42S</meta:editing-duration>
    <meta:editing-cycles>14</meta:editing-cycles>
    <meta:generator>LibreOffice/4.2.8.2$Linux_x86 LibreOffice_project/420m0$Build-2</meta:generator>
    <meta:document-statistic meta:table-count="1" meta:cell-count="112" meta:object-count="0"/>
  </office:meta>
</office:document-meta>
</file>